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宇宙船：トラベラー号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🎲+6</text:p>
          </table:table-cell>
          <table:table-cell office:value-type="string" calcext:value-type="string">
            <text:p>🎲+🎲+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主要乗組員</text:p>
          </table:table-cell>
          <table:table-cell table:style-name="ce1" office:value-type="string" calcext:value-type="string">
            <text:p>原技術点</text:p>
          </table:table-cell>
          <table:table-cell table:style-name="ce1" office:value-type="string" calcext:value-type="string">
            <text:p>原体力点</text:p>
          </table:table-cell>
          <table:table-cell table:number-columns-repeated="4"/>
          <table:table-cell table:style-name="ce1" office:value-type="string" calcext:value-type="string">
            <text:p>原技術点</text:p>
          </table:table-cell>
          <table:table-cell table:style-name="ce1" office:value-type="string" calcext:value-type="string">
            <text:p>原体力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船長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船長</text:p>
          </table:table-cell>
          <table:table-cell table:formula="of:=RANDBETWEEN(1;6)+6" office:value-type="float" office:value="11" calcext:value-type="float">
            <text:p>11</text:p>
          </table:table-cell>
          <table:table-cell table:formula="of:=RANDBETWEEN(1;6)+RANDBETWEEN(1;6)+12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科学官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戦闘時は技術点-3</text:p>
          </table:table-cell>
          <table:table-cell table:number-columns-repeated="2"/>
          <table:table-cell office:value-type="string" calcext:value-type="string">
            <text:p>科学官</text:p>
          </table:table-cell>
          <table:table-cell table:formula="of:=RANDBETWEEN(1;6)+6" office:value-type="float" office:value="7" calcext:value-type="float">
            <text:p>7</text:p>
          </table:table-cell>
          <table:table-cell table:formula="of:=RANDBETWEEN(1;6)+RANDBETWEEN(1;6)+1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医務官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戦闘時は技術点-3</text:p>
          </table:table-cell>
          <table:table-cell table:number-columns-repeated="2"/>
          <table:table-cell office:value-type="string" calcext:value-type="string">
            <text:p>医務官</text:p>
          </table:table-cell>
          <table:table-cell table:formula="of:=RANDBETWEEN(1;6)+6" office:value-type="float" office:value="7" calcext:value-type="float">
            <text:p>7</text:p>
          </table:table-cell>
          <table:table-cell table:formula="of:=RANDBETWEEN(1;6)+RANDBETWEEN(1;6)+1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技官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闘時は技術点-3</text:p>
          </table:table-cell>
          <table:table-cell table:number-columns-repeated="2"/>
          <table:table-cell office:value-type="string" calcext:value-type="string">
            <text:p>技官</text:p>
          </table:table-cell>
          <table:table-cell table:formula="of:=RANDBETWEEN(1;6)+6" office:value-type="float" office:value="9" calcext:value-type="float">
            <text:p>9</text:p>
          </table:table-cell>
          <table:table-cell table:formula="of:=RANDBETWEEN(1;6)+RANDBETWEEN(1;6)+1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保安官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保安官</text:p>
          </table:table-cell>
          <table:table-cell table:formula="of:=RANDBETWEEN(1;6)+6" office:value-type="float" office:value="8" calcext:value-type="float">
            <text:p>8</text:p>
          </table:table-cell>
          <table:table-cell table:formula="of:=RANDBETWEEN(1;6)+RANDBETWEEN(1;6)+1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警備員１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警備員１</text:p>
          </table:table-cell>
          <table:table-cell table:formula="of:=RANDBETWEEN(1;6)+6" office:value-type="float" office:value="8" calcext:value-type="float">
            <text:p>8</text:p>
          </table:table-cell>
          <table:table-cell table:formula="of:=RANDBETWEEN(1;6)+RANDBETWEEN(1;6)+1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警備員２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警備員２</text:p>
          </table:table-cell>
          <table:table-cell table:formula="of:=RANDBETWEEN(1;6)+6" office:value-type="float" office:value="12" calcext:value-type="float">
            <text:p>12</text:p>
          </table:table-cell>
          <table:table-cell table:formula="of:=RANDBETWEEN(1;6)+RANDBETWEEN(1;6)+1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🎲+6</text:p>
          </table:table-cell>
          <table:table-cell office:value-type="string" calcext:value-type="string">
            <text:p>🎲+12</text:p>
          </table:table-cell>
          <table:table-cell office:value-type="string" calcext:value-type="string">
            <text:p>🎲+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原武器点</text:p>
          </table:table-cell>
          <table:table-cell table:style-name="ce1" office:value-type="string" calcext:value-type="string">
            <text:p>原防衛点</text:p>
          </table:table-cell>
          <table:table-cell table:style-name="ce1" office:value-type="string" calcext:value-type="string">
            <text:p>原運点</text:p>
          </table:table-cell>
          <table:table-cell table:number-columns-repeated="3"/>
          <table:table-cell table:style-name="ce1" office:value-type="string" calcext:value-type="string">
            <text:p>原武器点</text:p>
          </table:table-cell>
          <table:table-cell table:style-name="ce1" office:value-type="string" calcext:value-type="string">
            <text:p>原防衛点</text:p>
          </table:table-cell>
          <table:table-cell table:style-name="ce1" office:value-type="string" calcext:value-type="string">
            <text:p>原運点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船長</text:p>
          </table:table-cell>
          <table:table-cell table:formula="of:=RANDBETWEEN(1;6)+6" office:value-type="float" office:value="7" calcext:value-type="float">
            <text:p>7</text:p>
          </table:table-cell>
          <table:table-cell table:formula="of:=RANDBETWEEN(1;6)+12" office:value-type="float" office:value="17" calcext:value-type="float">
            <text:p>17</text:p>
          </table:table-cell>
          <table:table-cell table:formula="of:=RANDBETWEEN(1;6)+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体力回復</text:p>
          </table:table-cell>
          <table:table-cell office:value-type="string" calcext:value-type="string">
            <text:p>地球より優れた医療技術を持っている星を探す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医務官がいると星を離れる時に体力が+2回復する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ただし代役の医務官の場合は体力が+1しか回復しない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原点数を超えて回復することはな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死亡＆代役</text:p>
          </table:table-cell>
          <table:table-cell office:value-type="string" calcext:value-type="string">
            <text:p>代役を新規作成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ただし、原技術点は前任者-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代役は惑星着陸要員には選べない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00/00/00</text:date>, <text:time style:data-style-name="N2" text:time-value="01:00:45.0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0-12-18T07:17:07.831000000</dc:date>
    <meta:editing-duration>PT23H25M25S</meta:editing-duration>
    <meta:editing-cycles>37</meta:editing-cycles>
    <meta:document-statistic meta:table-count="1" meta:cell-count="80" meta:object-count="0"/>
  </office:meta>
</office:document-meta>
</file>